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lactation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presence</text:p>
          </table:table-cell>
        </table:table-row>
        <table:table-row table:style-name="ro1">
          <table:table-cell office:value-type="string" calcext:value-type="string">
            <text:p>K100-P284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284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295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295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357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357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362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362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06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06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16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16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36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36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4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4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55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55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58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58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6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6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62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462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01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01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0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0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1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1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2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2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35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35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48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48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54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54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63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63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7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7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9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59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640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0-P640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204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204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235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235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260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260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3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3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39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39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4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4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9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1-P39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191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191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12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12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62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62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8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8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87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87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91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291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2-P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193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193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14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14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21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21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73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73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7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7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3-P2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260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260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4-P26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26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27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27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30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4-P330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33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33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54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54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6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6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6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6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73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73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7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7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8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8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9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39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0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0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1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1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1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1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1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1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2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2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3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3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4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4-P44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11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11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17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17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33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33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41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41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46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46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48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48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5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5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5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5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59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59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6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16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28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5-P28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64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64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84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84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91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91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93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93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99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5-P99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208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208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273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273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283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283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08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08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20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20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38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38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52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52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6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6-P36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298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298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31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31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331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331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35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7-P35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11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11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12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12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56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56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58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58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6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8-P6</text:p>
          </table:table-cell>
          <table:table-cell office:value-type="float" office:value="9.4" calcext:value-type="float">
            <text:p>9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13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13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6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6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7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7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5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-P5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81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-P81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523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523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578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578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07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07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09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09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11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11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30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30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33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33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45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45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6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6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6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6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69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69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70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70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7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7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7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7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8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8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8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68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70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70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73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73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7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0-P7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10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10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1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1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2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2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32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32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3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3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5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5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58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58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7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7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7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7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8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8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9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9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9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9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20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20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95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1-P95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0</text:p>
          </table:table-cell>
          <table:table-cell office:value-type="float" office:value="7.9" calcext:value-type="float">
            <text:p>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0</text:p>
          </table:table-cell>
          <table:table-cell office:value-type="float" office:value="7.9" calcext:value-type="float">
            <text:p>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32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32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35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35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79</text:p>
          </table:table-cell>
          <table:table-cell office:value-type="float" office:value="6.8" calcext:value-type="float">
            <text:p>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79</text:p>
          </table:table-cell>
          <table:table-cell office:value-type="float" office:value="6.8" calcext:value-type="float">
            <text:p>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9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19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12-P229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29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33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33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34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34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53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53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8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8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9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29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06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06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19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19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21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321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421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421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64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2-P64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327</text:p>
          </table:table-cell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327</text:p>
          </table:table-cell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366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366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40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40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409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13-P409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33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33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55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55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67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67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77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77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7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7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8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8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85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85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9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59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1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1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2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2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5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5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6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6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7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3-P67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11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11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15</text:p>
          </table:table-cell>
          <table:table-cell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15</text:p>
          </table:table-cell>
          <table:table-cell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17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17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29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29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48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48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49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49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14-P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96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4-P96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15-P10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10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21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21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4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4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6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6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62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62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6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6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79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79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9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9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9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9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9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5-P9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1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1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1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1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15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15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2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2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40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40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6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16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21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21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26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26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60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60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83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83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93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93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9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6-P98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10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10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37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17-P37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46</text:p>
          </table:table-cell>
          <table:table-cell office:value-type="float" office:value="8.9" calcext:value-type="float">
            <text:p>8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46</text:p>
          </table:table-cell>
          <table:table-cell office:value-type="float" office:value="8.9" calcext:value-type="float">
            <text:p>8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53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53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6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6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6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6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7-P7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0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0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00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00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11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11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16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16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3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3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4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4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4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4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4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4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5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5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1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37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37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59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59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6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6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7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7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93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93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9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8-P9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32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32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43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43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6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6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7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7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9-P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05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05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06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06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2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2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3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3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44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44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4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4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5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5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6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6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6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6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67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167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20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20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32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32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3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3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42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42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46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46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82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82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90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90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98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1-P98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1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1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2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2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33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33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44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44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47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47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5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5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6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6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7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7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0-P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10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10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12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12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3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3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49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49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5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5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85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85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89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89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1-P9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1-P9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2-P10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10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10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10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108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108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37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37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7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2-P7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8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8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9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9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9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2-P96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273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3-P273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0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0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09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09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1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1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27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27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3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3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3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3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5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5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6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6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6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3-P36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18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18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26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4-P326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7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7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8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8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89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389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407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407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43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43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43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4-P43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1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1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16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16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35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35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5-P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46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46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4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4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6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6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7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7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7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7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8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8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20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20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71</text:p>
          </table:table-cell>
          <table:table-cell office:value-type="float" office:value="8.6" calcext:value-type="float">
            <text:p>8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71</text:p>
          </table:table-cell>
          <table:table-cell office:value-type="float" office:value="8.6" calcext:value-type="float">
            <text:p>8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95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5-P95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96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96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5-P97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5-P97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0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0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0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0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1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1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1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1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3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3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3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3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4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4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5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5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5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5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6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06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133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133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57</text:p>
          </table:table-cell>
          <table:table-cell office:value-type="float" office:value="4.7" calcext:value-type="float">
            <text:p>4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57</text:p>
          </table:table-cell>
          <table:table-cell office:value-type="float" office:value="4.7" calcext:value-type="float">
            <text:p>4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58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58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6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6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65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65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68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68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7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1277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554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554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575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575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627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627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639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6-P639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643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643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668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668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743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743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02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02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23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23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26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26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33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33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36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36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67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867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0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0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3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3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5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5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8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8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88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88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9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9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6-P99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6-P99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03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03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05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05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11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11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21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21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43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43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71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171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203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203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261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261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270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270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33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8-P33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51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51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56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56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57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57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6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6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70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70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82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9-P282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-P100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0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0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0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08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08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0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0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18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18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23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23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2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2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3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3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3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3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6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6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6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068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48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48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167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-P167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259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-P259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270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270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276</text:p>
          </table:table-cell>
          <table:table-cell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276</text:p>
          </table:table-cell>
          <table:table-cell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2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2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306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306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313</text:p>
          </table:table-cell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313</text:p>
          </table:table-cell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322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322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-P36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36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01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01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1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1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2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2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33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33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3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3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3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3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5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5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7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7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76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476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02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02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16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16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4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4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6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6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-P5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7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577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60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60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28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28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29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29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31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31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2-P73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3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6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6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65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65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70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70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72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72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8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8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8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8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92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92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96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796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0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0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0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0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0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0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18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18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54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854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18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18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3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3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3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3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6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2-P96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341</text:p>
          </table:table-cell>
          <table:table-cell office:value-type="float" office:value="10.1" calcext:value-type="float">
            <text:p>10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341</text:p>
          </table:table-cell>
          <table:table-cell office:value-type="float" office:value="10.1" calcext:value-type="float">
            <text:p>10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45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45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49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49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02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02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18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18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19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19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43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43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87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87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95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595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17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17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26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26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30-P637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37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44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44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4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4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63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63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7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7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83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683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7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7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7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7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71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0-P71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35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35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39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39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4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4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47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47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88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488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1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1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2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2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3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3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3-P5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0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0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08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08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28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28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5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5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5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5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8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8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86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1086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700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700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74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74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764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764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811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-P811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-P819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819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833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833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-P91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1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31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31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6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6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69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69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8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8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91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91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9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-P99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05" meta:object-count="0"/>
    <meta:generator>LibreOffice/4.2.7.2$Linux_X86_64 LibreOffice_project/420m0$Build-2</meta:generator>
  </office:meta>
</office:document-meta>
</file>